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officeooo:rsid="00044f86" officeooo:paragraph-rsid="00044f86"/>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bookmark text:name="yui_3_17_2_1_1726127834689_126"/>Realiza un breve investigación sobre el estado y la evolución de la WorldWideWeb, en donde indiques:</text:p>
      <text:list xml:id="list3888806684" text:style-name="L1">
        <text:list-item>
          <text:p text:style-name="P2"><text:bookmark text:name="yui_3_17_2_1_1726127834689_128"/><text:bookmark text:name="yui_3_17_2_1_1726127834689_127"/>Breve historia su  desarrollo e implantación</text:p>
        </text:list-item>
      </text:list>
      <text:p text:style-name="P3"/>
      <text:p text:style-name="P4">En 1980, Tim Berners-Lee, contratista independiente en la Organización Europea para la Investigación Nuclear, Suiza, desarrolló ENQUIRE, con ideas similares al Web, pero no pensado para destinarse al público. Este serviría como una base de datos personal, y además como una forma de interactuar con el hipertexto: cada nueva página de información debía estar enlazada a una página existente.</text:p>
      <text:p text:style-name="P4"/>
      <text:p text:style-name="P4"/>
      <text:p text:style-name="P4"/>
      <text:p text:style-name="P3"/>
      <text:p text:style-name="P3"/>
      <text:p text:style-name="P3"/>
      <text:list xml:id="list101956062794448" text:continue-numbering="true" text:style-name="L1">
        <text:list-item>
          <text:p text:style-name="P2"><text:bookmark text:name="yui_3_17_2_1_1726127834689_130"/>Situación actual ¿Web 3.0, 4.0, etc? </text:p>
        </text:list-item>
      </text:list>
      <text:p text:style-name="P3"/>
      <text:p text:style-name="P3"/>
      <text:p text:style-name="P3"/>
      <text:list xml:id="list101954882128029" text:continue-numbering="true" text:style-name="L1">
        <text:list-item>
          <text:p text:style-name="P2"><text:bookmark text:name="yui_3_17_2_1_1726127834689_129"/>Evolución futura</text:p>
        </text:list-item>
      </text:list>
      <text:p text:style-name="P3"/>
      <text:p text:style-name="P3"/>
      <text:p text:style-name="P3"/>
      <text:list xml:id="list101954884180463" text:continue-numbering="true" text:style-name="L1">
        <text:list-item>
          <text:p text:style-name="P1">Aplicaciones Web que te parecen interesantes y utilizas habitualmente</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2T09:58:56.706317312</meta:creation-date>
    <dc:date>2024-09-12T10:19:54.699914872</dc:date>
    <meta:editing-duration>PT20M57S</meta:editing-duration>
    <meta:editing-cycles>2</meta:editing-cycles>
    <meta:generator>LibreOffice/7.4.7.2$Linux_X86_64 LibreOffice_project/40$Build-2</meta:generator>
    <meta:document-statistic meta:table-count="0" meta:image-count="0" meta:object-count="0" meta:page-count="1" meta:paragraph-count="6" meta:word-count="102" meta:character-count="661" meta:non-whitespace-character-count="567"/>
  </office:meta>
</office:document-meta>
</file>